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dobe Caslon Pro" svg:font-family="Adobe Caslon Pro" style:font-family-generic="roman" style:font-pitch="variable" svg:panose-1="0 0 0 0 0 0 0 0 0 0"/>
    <style:font-face style:name="Times New Roman" svg:font-family="Times New Roman" style:font-family-generic="roman" style:font-pitch="variable" svg:panose-1="2 2 6 3 5 4 5 2 3 4"/>
    <style:font-face style:name="IBM Plex Sans Condensed Medium" svg:font-family="IBM Plex Sans Condensed Medium" style:font-family-generic="swiss" style:font-pitch="variable"/>
    <style:font-face style:name="Yu Gothic Light" svg:font-family="Yu Gothic Light" style:font-family-generic="swiss" style:font-pitch="variable" svg:panose-1="2 11 3 0 0 0 0 0 0 0"/>
    <style:font-face style:name="IBM Plex Sans Condensed Light" svg:font-family="IBM Plex Sans Condensed Light" style:font-family-generic="swiss" style:font-pitch="variable"/>
    <style:font-face style:name="Yu Mincho" svg:font-family="Yu Mincho" style:font-family-generic="roman" style:font-pitch="variable" svg:panose-1="2 2 4 0 0 0 0 0 0 0"/>
    <style:font-face style:name="IBM Plex Sans Condensed" svg:font-family="IBM Plex Sans Condensed" style:font-family-generic="swiss" style:font-pitch="variable"/>
    <style:font-face style:name="IBM Plex Mono Light" svg:font-family="IBM Plex Mono Light"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office:automatic-styles>
  <office:body>
    <office:text text:use-soft-page-breaks="true">
      <text:p text:style-name="P1">2019 Jeep Compass 4x4 Limited</text:p>
      <text:p text:style-name="Normal">If you've paid any attention to my<text:s/><text:a xlink:href="http://bilge.world/honk/" office:target-frame-name="_top" xlink:show="replace"><text:span text:style-name="Hyperlink">sparse autowriting since 2013</text:span></text:a>, you might've noticed that I've found myself chronicling my journey to kill every last brand bias-born ignorant assumption within my perspective for clarity's sake. It required<text:s/><text:a xlink:href="https://youtu.be/28vwcuazfRw" office:target-frame-name="_top" xlink:show="replace"><text:span text:style-name="Hyperlink">Juke NISMO</text:span></text:a><text:s/>and Xterra wheeltime for me to understand the strengths of my favorite adolescent target, Nissan, and just<text:s/><text:a xlink:href="http://www.extratone.com/words/inred/crosscabriolet/" office:target-frame-name="_top" xlink:show="replace"><text:span text:style-name="Hyperlink">one night out with the CrossCabriolet</text:span></text:a><text:s/>to see its shortcomings. Eight years in<text:s/><text:a xlink:href="http://bilge.world/honda-crv-third-generation-crossover-review/" office:target-frame-name="_top" xlink:show="replace"><text:span text:style-name="Hyperlink">proximity to CR-V ownership</text:span></text:a><text:s/>in tandem with an active academic effort to look at<text:s/><text:a xlink:href="http://www.speedmonkey.co.uk/2012/10/honda-from-trendsetters-to-just-another.html" office:target-frame-name="_top" xlink:show="replace"><text:span text:style-name="Hyperlink">South Korea's then-upcoming place in the industry</text:span></text:a><text:s/>empirically let down the mystical aura in which Honda once dwelled for me throughout my later childhood. Driving the<text:s/><text:a xlink:href="https://twitter.com/AKBDQN/status/967537666920153088" office:target-frame-name="_top" xlink:show="replace"><text:span text:style-name="Hyperlink">EcoBoost Mustang</text:span></text:a><text:s/>in Portland last year was a brutally epiphanous smack in the face as I began to realize just how confused this country's automotive culture is when it comes to our historic brands' identities and how they should be represented in the present. How can marques like "Mustang" and "Jeep" possibly mean anything after both the engineering and consumer expectations have changed so drastically? For all the marketing, PR, and editorial talent employed by the remaining car giants, one wonders how many live moment to excruciating moment in full-body mortal terror.</text:p>
      <text:p text:style-name="Normal">I haven't written a car review in years, but I thought I should take the opportunity to confront what I hope to be my last toxic brand bias. Believe it or not, I once had an awfully agricultural driving experience with a restored civilian Willy's from the early 1950s, which couldn't have contrasted more against the past three weeks I've spent with the 2019 Jeep Compass, which has - perhaps above all else - an absolutely horrendous name. It's a cheap joke, but I can't imagine it ever falling flat: that cold, round, steel, entirely unassisted steering wheel has been replaced with a heated leather unit connected to an electromechanical rack that leaves embarrassingly little required effort from its operator. I can't be bothered with a confirmation, but I suspect the lot of it was sourced from Fiat, which would make any old Jeep customer from the Grand Cherokee's golden era fall immediately ill - if you could actually manage to convince them you weren't joking, that is. This model year<text:s/><text:a xlink:href="https://www.jeep.com/compass.html" office:target-frame-name="_top" xlink:show="replace"><text:span text:style-name="Hyperlink">apparently starts at $21,095</text:span></text:a>, but my "Limited"-specced example would manage to set you back a mid-boggling $33,045 with its decently-composed CarPlay-equipped infotainment system, heated leather seats, steering wheel, and door mirrors, keyless entry, and a few more checked checkmarks which aren't particularly relevant or interesting. Considering, I must (perhaps unfairly) insert some conclusive commentary already:<text:s/><text:span text:style-name="T2">this vehicle is fucking overpriced</text:span>. Pre-research, I was briefly impressed by the rumor that my car was priced almost $8,000 less, which would almost make it a bargain, but - God be with them - there really are Americans out there spending more than $30,000 on these every day.</text:p>
      <text:p text:style-name="Normal">To be honest, I'm growing very tired of driving Fiat-Chrysler products that come from the factory completely let down by their drivetrains. It's been over five years since<text:s/><text:a xlink:href="https://youtu.be/zs9ScPleCTw" office:target-frame-name="_top" xlink:show="replace"><text:span text:style-name="Hyperlink">new automatic-equipped Dodge Darts</text:span></text:a><text:s/>so thoroughly disappointed even the least-discerning owners with its driving behavior thanks to the transmission's horrendously-fudged mapping. The Compass' 9-speed ZF automatic looks great on paper - for some thirty years, the Friedrichshafen name has<text:s/><text:span text:style-name="T3">the</text:span><text:s/>badge of the industry's most dynamically capable available pairings with any given luxury power plant -<text:s/><text:soft-page-break/>but the reality of Jeep's execution is despicably discouraging. No, it's not as entirely-comprising as the Dart's, but it's certainly bad enough to warrant recommending checking out the "<text:a xlink:href="https://www.caranddriver.com/reviews/2017-jeep-compass-4x4-manual-test-review" office:target-frame-name="_top" xlink:show="replace"><text:span text:style-name="Hyperlink">4x4 Manual</text:span></text:a>" trim if you<text:s/><text:span text:style-name="T4">insist</text:span><text:s/>on Compass ownership, which should at least enable more hands-on drivers to make the best of the model's inescapably inadequate 180 horsepower 2.4 Liter four. It's not hopeless, by any means, but its ~3,500 lb. burden requires a significant amount of work in normal driving from whoever is making gearchange decisions - whether it ultimately be a human being or daftly-programmed computer. Staying with traffic on a typical United States highway will require them often - attacking fairly moderate inclines in such a setting at a cruise controlled 76mph had my example downshifting<text:s/><text:span text:style-name="T5">three whole gears</text:span><text:s/>to tackle in a manner noticeable enough to breach the unconscious threshold of even the least mechanically-empathetic operator.<text:s/></text:p>
      <text:p text:style-name="Normal">More than most other categories, the Compass' place among<text:s/><text:a xlink:href="https://www.motortrend.com/cars/subaru/crosstrek/2018/no-mans-land/" office:target-frame-name="_top" xlink:show="replace"><text:span text:style-name="Hyperlink">the newborn "Compact Sport Utility" segment</text:span></text:a><text:s/>should be examined with thorough critique. When I brought it up with a good friend of mine, he introduced me to the term "<text:span text:style-name="T6">Mall Crawler</text:span>," which I've desperately needed to describe a specific compartment of local car culture for several years now.</text:p>
      <text:p text:style-name="Normal">Jeep, Nissan, and Subaru have entered into this no man's land of budget-friendly crossovers that straddle the unclaimed dimensionality between subcompact and compact crossovers with the Jeep Compass, Nissan Rogue Sport, and Subaru Crosstrek. Bonus: All three are new to the market this year.</text:p>
      <text:p text:style-name="Normal">Yes, those who are seriously considering a pick from this segment should consider this<text:s/><text:span text:style-name="T7">MotorTrend</text:span><text:s/>comparison of the Compass, Rogue Sport, and Crosstrek to be<text:s/><text:span text:style-name="T8">required reading</text:span>. I haven't driven either of the other two, though - for what it's worth - my sister and brother-in-law bought the latter in 2017 and have nothing but good things to say, which confirms Christian Seabaugh's first place endorsement of Subaru's entry. To him, the "Trailhawk"-trimmed Compass "feels like an old-school body-on-frame SUV," which is a considerable compliment, and I'd at least partially concur in the Limited's case. It's important to consider that my Compass was proudly equipped with what Jeep calls "4WD," which is a proclamation I personally hadn't seen branded on any non-pickup automotive products in a long time. (Then again, I'm almost positive I saw such a badge on the back of a fourth-generation CR-V the other day, which seems auspicious, at best.) When I took the opportunity to pilot the confusingly-pseudoplush Compass about a handful of forlorn county gravel roads, it was much more competent than I expected. In fact, I'm not sure I could name a vehicle from my own experience - including a vast assortment of pickups - which was any<text:s/><text:span text:style-name="T9">less</text:span><text:s/>perturbed by loose limestone. After manually depressing the "4wd Lock" control, it was simply<text:s/><text:span text:style-name="T10">unstickable</text:span><text:s/>in the most precarious corner entries my local routes could muster, even when "fording" a foot or two-deep cri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dobe Caslon Pro" svg:font-family="Adobe Caslon Pro" style:font-family-generic="roman" style:font-pitch="variable" svg:panose-1="0 0 0 0 0 0 0 0 0 0"/>
    <style:font-face style:name="Times New Roman" svg:font-family="Times New Roman" style:font-family-generic="roman" style:font-pitch="variable" svg:panose-1="2 2 6 3 5 4 5 2 3 4"/>
    <style:font-face style:name="IBM Plex Sans Condensed Medium" svg:font-family="IBM Plex Sans Condensed Medium" style:font-family-generic="swiss" style:font-pitch="variable"/>
    <style:font-face style:name="Yu Gothic Light" svg:font-family="Yu Gothic Light" style:font-family-generic="swiss" style:font-pitch="variable" svg:panose-1="2 11 3 0 0 0 0 0 0 0"/>
    <style:font-face style:name="IBM Plex Sans Condensed Light" svg:font-family="IBM Plex Sans Condensed Light" style:font-family-generic="swiss" style:font-pitch="variable"/>
    <style:font-face style:name="Yu Mincho" svg:font-family="Yu Mincho" style:font-family-generic="roman" style:font-pitch="variable" svg:panose-1="2 2 4 0 0 0 0 0 0 0"/>
    <style:font-face style:name="IBM Plex Sans Condensed" svg:font-family="IBM Plex Sans Condensed" style:font-family-generic="swiss" style:font-pitch="variable"/>
    <style:font-face style:name="IBM Plex Mono Light" svg:font-family="IBM Plex Mono Light"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Adobe Caslon Pro" fo:font-size="12pt" style:font-size-asian="12pt"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auto-update="true">
      <style:paragraph-properties fo:text-align="center" fo:margin-bottom="0in" fo:line-height="100%"/>
      <style:text-properties style:font-name="IBM Plex Sans Condensed Medium"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IBM Plex Sans Condensed Medium"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auto-update="true">
      <style:paragraph-properties fo:text-align="center"/>
      <style:text-properties style:font-name="IBM Plex Sans Condensed Light" style:font-name-asian="Yu Mincho" fo:color="#5A5A5A" fo:letter-spacing="0.0104in" fo:font-size="11pt" style:font-size-asian="11pt" fo:hyphenate="false"/>
    </style:style>
    <style:style style:name="SubtitleChar" style:display-name="Subtitle Char" style:family="text" style:parent-style-name="DefaultParagraphFont">
      <style:text-properties style:font-name="IBM Plex Sans Condensed Light" style:font-name-asian="Yu Mincho" fo:color="#5A5A5A" fo:letter-spacing="0.010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dobe Caslon Pro" fo:font-size="12pt" style:font-size-asian="12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dobe Caslon Pro" fo:font-size="12pt" style:font-size-asian="12pt"/>
    </style:style>
    <style:style style:name="Quote" style:display-name="Quote" style:family="paragraph" style:parent-style-name="Normal" style:next-style-name="Normal" style:auto-update="true">
      <style:paragraph-properties fo:text-align="center" fo:margin-top="0.1388in" fo:margin-bottom="0.1388in" fo:margin-left="0.6in" fo:margin-right="0.6in">
        <style:tab-stops/>
      </style:paragraph-properties>
      <style:text-properties style:font-name="IBM Plex Sans Condensed" fo:font-style="italic" style:font-style-asian="italic" style:font-style-complex="italic" fo:color="#404040" fo:hyphenate="false"/>
    </style:style>
    <style:style style:name="QuoteChar" style:display-name="Quote Char" style:family="text" style:parent-style-name="DefaultParagraphFont">
      <style:text-properties style:font-name="IBM Plex Sans Condensed" fo:font-style="italic" style:font-style-asian="italic" style:font-style-complex="italic" fo:color="#404040" fo:font-size="12pt" style:font-size-asian="12pt"/>
    </style:style>
    <style:style style:name="DialogueExcerpt" style:display-name="Dialogue/Excerpt" style:family="paragraph" style:parent-style-name="Normal" style:auto-update="true">
      <style:paragraph-properties fo:border="0.0069in dotted #000000" fo:padding-top="0.0138in" fo:padding-left="0.0555in" fo:padding-bottom="0.0138in" fo:padding-right="0.0555in" style:shadow="none" fo:text-align="justify" fo:margin-bottom="0.0555in" fo:line-height="100%" fo:margin-left="0.2in" fo:margin-right="0.2in">
        <style:tab-stops/>
      </style:paragraph-properties>
      <style:text-properties style:font-name="IBM Plex Mono Light" fo:font-size="11pt" style:font-size-asian="11pt" fo:hyphenate="false"/>
    </style:style>
    <style:style style:name="DialogueExcerptChar" style:display-name="Dialogue/Excerpt Char" style:family="text" style:parent-style-name="DefaultParagraphFont">
      <style:text-properties style:font-name="IBM Plex Mono Ligh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in" fo:margin-left="0.65in" fo:margin-bottom="0.5in" fo:margin-right="0.6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keyword>essay</meta:keyword>
    <meta:initial-creator>David Blue</meta:initial-creator>
    <dc:creator>David Blue</dc:creator>
    <meta:creation-date>2019-08-04T17:43:00Z</meta:creation-date>
    <dc:date>2019-08-04T17:43:00Z</dc:date>
    <meta:template xlink:href="red.dotx" xlink:type="simple"/>
    <meta:editing-cycles>1</meta:editing-cycles>
    <meta:editing-duration>PT60S</meta:editing-duration>
    <meta:document-statistic meta:page-count="1" meta:paragraph-count="14" meta:word-count="1085" meta:character-count="7262" meta:row-count="51" meta:non-whitespace-character-count="6191"/>
  </office:meta>
</office:document-meta>
</file>